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20000018499B1F864E8FB2190.png" manifest:media-type="image/png"/>
  <manifest:file-entry manifest:full-path="Pictures/10000201000003EB0000035FCB002DBA4646AEA4.png" manifest:media-type="image/png"/>
  <manifest:file-entry manifest:full-path="Pictures/10000201000003C60000035625CFD43F24383B77.png" manifest:media-type="image/png"/>
  <manifest:file-entry manifest:full-path="Pictures/10000201000003CC0000030F243B6957ED55262E.png" manifest:media-type="image/png"/>
  <manifest:file-entry manifest:full-path="Pictures/100002010000040B0000031FC269B1DCC47F8D08.png" manifest:media-type="image/png"/>
  <manifest:file-entry manifest:full-path="Pictures/10000201000003CD0000034FDC82F67949A677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62b" officeooo:paragraph-rsid="001f66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e 4 quiz</text:p>
      <text:p text:style-name="P1"/>
      <text:p text:style-name="P1"/>
      <text:p text:style-name="P1"><draw:frame draw:style-name="fr1" draw:name="Image1" text:anchor-type="char" svg:x="-0.238cm" svg:y="0.476cm" svg:width="17cm" svg:height="19.614cm" draw:z-index="0"><draw:image xlink:href="Pictures/10000201000003CD0000034FDC82F67949A677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x="-0.185cm" svg:y="0.45cm" svg:width="17cm" svg:height="20.354cm" draw:z-index="1"><draw:image xlink:href="Pictures/100002010000040B0000031FC269B1DCC47F8D0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x="0cm" svg:y="1.058cm" svg:width="17cm" svg:height="21.929cm" draw:z-index="2"><draw:image xlink:href="Pictures/10000201000003CC0000030F243B6957ED55262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4" text:anchor-type="char" svg:x="0cm" svg:y="1.191cm" svg:width="17cm" svg:height="20.937cm" draw:z-index="3"><draw:image xlink:href="Pictures/10000201000003C60000035625CFD43F24383B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5" text:anchor-type="char" svg:x="0cm" svg:y="0.9cm" svg:width="17cm" svg:height="20.957cm" draw:z-index="4"><draw:image xlink:href="Pictures/10000201000003EB0000035FCB002DBA4646AEA4.png" xlink:type="simple" xlink:show="embed" xlink:actuate="onLoad" loext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6" text:anchor-type="char" svg:x="0cm" svg:y="0.979cm" svg:width="17cm" svg:height="13.742cm" draw:z-index="5"><draw:image xlink:href="Pictures/10000201000003D20000018499B1F864E8FB219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0T15:21:33.278316899</meta:creation-date>
    <dc:date>2022-04-20T15:24:49.525098793</dc:date>
    <meta:editing-duration>PT3M16S</meta:editing-duration>
    <meta:editing-cycles>1</meta:editing-cycles>
    <meta:document-statistic meta:table-count="0" meta:image-count="6" meta:object-count="0" meta:page-count="6" meta:paragraph-count="1" meta:word-count="3" meta:character-count="13" meta:non-whitespace-character-count="11"/>
    <meta:generator>LibreOffice/6.4.7.2$Linux_X86_64 LibreOffice_project/40$Build-2</meta:generator>
  </office:meta>
</office:document-meta>
</file>